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6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middle" style:vertical-rel="baseline" style:horizontal-pos="from-left" style:horizontal-rel="page" fo:background-color="transparent" draw:fill="none" draw:fill-color="#ffffff" fo:padding="0cm" fo:border="none" style:shadow="none" draw:shadow-opacity="100%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UrbanBody"><draw:frame draw:style-name="fr1" draw:name="Cadre2" text:anchor-type="as-char" svg:width="7.128cm" draw:z-index="0"><draw:text-box fo:min-height="5.226cm"><text:p text:style-name="P2"><office:annotation><dc:creator>Gauthier Bastien</dc:creator><dc:date>2011-01-13T14:56:41</dc:date><text:p text:style-name="P3"><text:span text:style-name="T5">do text</text:span></text:p><text:p text:style-name="P3"><text:span text:style-name="T5">from document(at=header, format='odt')</text:span>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/>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<text:span text:style-name="T8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<text:span text:style-name="T7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self.getPortionOutsText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urbanEventObj.getLinkedInquiry().getInvestigationStart())</text:text-input><text:s/>au <text:text-input text:description="Date au">tool.formatDate(urbanEventObj.getLinkedInquiry().getInvestigationEnd(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<text:span text:style-name="T5">do text if not urbanEventObj.getClaimants()</text:span></text:p></office:annotation>Nous sommes rendus à la Maison Communale aux lieu et heure indiqués dans l'affiche, où étant et ayant attendu jusqu'à 16h00 sans que personne se fut présenté pour faire opposition.</text:p>
      <text:section text:style-name="Sect1" text:name="Section1">
        <text:p text:style-name="UrbanBody"><office:annotation><dc:creator>Gauthier Bastien</dc:creator><dc:date>2011-03-17T12:22:09</dc:date><text:p><text:span text:style-name="T5">do section if urbanEventObj.getClaimants()</text:span>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<text:span text:style-name="T6">do text if urbanEventObj.getClaimants()</text:span></text:p><text:p><text:span text:style-name="T6">from xhtml(urbanEventObj.getClaimsText())</text:span>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urbanEventObj.getLinkedInquiry().getInvestigationStart(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<text:span text:style-name="T5">do text</text:span></text:p><text:p text:style-name="P3"><text:span text:style-name="T5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1" svg:font-family="'DejaVu Sans'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7:32.603290760</dc:date>
    <dc:language>fr-FR</dc:language>
    <meta:editing-cycles>85</meta:editing-cycles>
    <meta:editing-duration>P1DT11H14M57S</meta:editing-duration>
    <meta:document-statistic meta:table-count="0" meta:image-count="0" meta:object-count="0" meta:page-count="1" meta:paragraph-count="20" meta:word-count="201" meta:character-count="1590" meta:non-whitespace-character-count="1434"/>
    <meta:user-defined meta:name="Info 1"/>
    <meta:user-defined meta:name="Info 2"/>
    <meta:user-defined meta:name="Info 3"/>
    <meta:user-defined meta:name="Info 4"/>
  </office:meta>
</office:document-meta>
</file>